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D80000015A320FA8B5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77cm" svg:height="3.301cm" svg:x="0.258cm" svg:y="0.246cm">
          <draw:image xlink:href="Pictures/20000002000002D80000015A320FA8B5.eps" xlink:type="simple" xlink:show="embed" xlink:actuate="onLoad">
            <text:p/>
          </draw:image>
        </draw:frame>
        <draw:frame draw:style-name="gr2" draw:layer="layout" svg:width="0.455cm" svg:height="0.388cm" svg:x="0.212cm" svg:y="0.7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96cm" svg:height="0.388cm" svg:x="0.188cm" svg:y="1.5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7cm" svg:height="0.388cm" svg:x="0.227cm" svg:y="2.443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7T19:07:03</dc:date>
    <dc:creator>kkk </dc:creator>
    <meta:editing-duration>PT8H1M</meta:editing-duration>
    <meta:editing-cycles>38</meta:editing-cycles>
    <meta:generator>LibreOffice/3.3$Linux LibreOffice_project/330m19$Build-401</meta:generator>
    <meta:document-statistic meta:object-count="4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7/content.xml><?xml version="1.0" encoding="utf-8"?>
<math xmlns="http://www.w3.org/1998/Math/MathML">
  <semantics>
    <mi>Z</mi>
    <annotation encoding="StarMath 5.0">Z</annotation>
  </semantics>
</math>
</file>